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8pt"/>
    </style:style>
    <style:style style:name="co3" style:family="table-column">
      <style:table-column-properties fo:break-before="auto" style:column-width="300.5pt"/>
    </style:style>
    <style:style style:name="co4" style:family="table-column">
      <style:table-column-properties fo:break-before="auto" style:column-width="365.81pt"/>
    </style:style>
    <style:style style:name="co5" style:family="table-column">
      <style:table-column-properties fo:break-before="auto" style:column-width="102.61pt"/>
    </style:style>
    <style:style style:name="co6" style:family="table-column">
      <style:table-column-properties fo:break-before="auto" style:column-width="303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 style:data-style-name="N141"/>
    <style:style style:name="ce27" style:family="table-cell" style:parent-style-name="Default" style:data-style-name="N141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 style:data-style-name="N2"/>
    <style:style style:name="ce7" style:family="table-cell" style:parent-style-name="Default" style:data-style-name="N1"/>
    <style:style style:name="ce2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5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135">
      <style:table-cell-properties style:text-align-source="fix" style:repeat-content="false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ext-properties style:font-name="Arial1" fo:font-size="10pt" style:font-size-asian="10pt" style:font-size-complex="10pt"/>
    </style:style>
    <style:style style:name="ce34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50">
      <style:text-properties style:font-name="Arial1" fo:font-size="10pt" style:font-size-asian="10pt" style:font-size-complex="10pt"/>
    </style:style>
    <style:style style:name="ce36" style:family="table-cell" style:parent-style-name="Default" style:data-style-name="N50"/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5" table:default-cell-style-name="Default"/>
        <table:table-column table:style-name="co1" table:default-cell-style-name="ce26"/>
        <table:table-column table:style-name="co1" table:default-cell-style-name="Default"/>
        <table:table-row table:style-name="ro1">
          <table:table-cell table:style-name="ce1" office:value-type="string" calcext:value-type="string">
            <text:p>AIDA sentenc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style-name="ce25" office:value-type="string" calcext:value-type="string">
            <text:p>total</text:p>
          </table:table-cell>
          <table:table-cell table:style-name="ce27" office:value-type="string" calcext:value-type="string">
            <text:p>relative</text:p>
          </table:table-cell>
          <table:table-cell table:style-name="ce25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table:formula="of:=[$'2015'.B43]" office:value-type="float" office:value="29" calcext:value-type="float">
            <text:p>29</text:p>
          </table:table-cell>
          <table:table-cell table:formula="of:=[$'2016'.B53]" office:value-type="float" office:value="31" calcext:value-type="float">
            <text:p>31</text:p>
          </table:table-cell>
          <table:table-cell table:formula="of:=[$'2017'.B46]" office:value-type="float" office:value="30" calcext:value-type="float">
            <text:p>30</text:p>
          </table:table-cell>
          <table:table-cell table:formula="of:=SUM([.B3:.D3])" office:value-type="float" office:value="90" calcext:value-type="float">
            <text:p>90</text:p>
          </table:table-cell>
          <table:table-cell table:formula="of:=[.E3]/[.E6]" office:value-type="float" office:value="0.703125" calcext:value-type="float">
            <text:p>0.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table:formula="of:=[$'2015'.B44]" office:value-type="float" office:value="8" calcext:value-type="float">
            <text:p>8</text:p>
          </table:table-cell>
          <table:table-cell table:formula="of:=[$'2016'.B54]" office:value-type="float" office:value="17" calcext:value-type="float">
            <text:p>17</text:p>
          </table:table-cell>
          <table:table-cell table:formula="of:=[$'2017'.B47]" office:value-type="float" office:value="11" calcext:value-type="float">
            <text:p>11</text:p>
          </table:table-cell>
          <table:table-cell table:formula="of:=SUM([.B4:.D4])" office:value-type="float" office:value="36" calcext:value-type="float">
            <text:p>36</text:p>
          </table:table-cell>
          <table:table-cell table:formula="of:=[.E4]/[.E6]" office:value-type="float" office:value="0.28125" calcext:value-type="float">
            <text:p>0.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formula="of:=[$'2015'.B45]" office:value-type="float" office:value="0" calcext:value-type="float">
            <text:p>0</text:p>
          </table:table-cell>
          <table:table-cell table:formula="of:=[$'2016'.B55]" office:value-type="float" office:value="1" calcext:value-type="float">
            <text:p>1</text:p>
          </table:table-cell>
          <table:table-cell table:formula="of:=[$'2017'.B48]" office:value-type="float" office:value="1" calcext:value-type="float">
            <text:p>1</text:p>
          </table:table-cell>
          <table:table-cell table:formula="of:=SUM([.B5:.D5])" office:value-type="float" office:value="2" calcext:value-type="float">
            <text:p>2</text:p>
          </table:table-cell>
          <table:table-cell table:formula="of:=[.E5]/[.E6]" office:value-type="float" office:value="0.015625" calcext:value-type="float">
            <text:p>0.0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5])" office:value-type="float" office:value="37" calcext:value-type="float">
            <text:p>37</text:p>
          </table:table-cell>
          <table:table-cell table:formula="of:=SUM([.C3:.C5])" office:value-type="float" office:value="49" calcext:value-type="float">
            <text:p>49</text:p>
          </table:table-cell>
          <table:table-cell table:formula="of:=SUM([.D3:.D5])" office:value-type="float" office:value="42" calcext:value-type="float">
            <text:p>42</text:p>
          </table:table-cell>
          <table:table-cell table:formula="of:=SUM([.E3:.E5])" office:value-type="float" office:value="128" calcext:value-type="float">
            <text:p>128</text:p>
          </table:table-cell>
          <table:table-cell/>
          <table:table-cell table:style-name="ce32" table:formula="of:=([.F3]*[.E3]*[.G3]+[.F4]*[.E4]*[.G4]+[.F5]*[.E5]*[.G5])/[.E6]" office:value-type="float" office:value="0.494140625" calcext:value-type="float">
            <text:p>0.49</text:p>
          </table:table-cell>
        </table:table-row>
        <table:table-row table:style-name="ro1">
          <table:table-cell table:number-columns-repeated="6"/>
          <table:table-cell table:style-name="ce7"/>
        </table:table-row>
        <table:table-row table:style-name="ro1">
          <table:table-cell table:style-name="ce1" office:value-type="string" calcext:value-type="string">
            <text:p>AIDA sentences compared to classical text summaries</text:p>
          </table:table-cell>
          <table:table-cell table:number-columns-repeated="5"/>
          <table:table-cell table:style-name="ce7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style-name="ce25" office:value-type="string" calcext:value-type="string">
            <text:p>total</text:p>
          </table:table-cell>
          <table:table-cell table:style-name="ce27" office:value-type="string" calcext:value-type="string">
            <text:p>relative</text:p>
          </table:table-cell>
          <table:table-cell table:style-name="ce7"/>
        </table:table-row>
        <table:table-row table:style-name="ro1">
          <table:table-cell office:value-type="string" calcext:value-type="string">
            <text:p>+</text:p>
          </table:table-cell>
          <table:table-cell table:formula="of:=[$'2015'.C43]" office:value-type="float" office:value="19" calcext:value-type="float">
            <text:p>19</text:p>
          </table:table-cell>
          <table:table-cell table:formula="of:=[$'2016'.C53]" office:value-type="float" office:value="16" calcext:value-type="float">
            <text:p>16</text:p>
          </table:table-cell>
          <table:table-cell table:formula="of:=[$'2017'.C46]" office:value-type="float" office:value="23" calcext:value-type="float">
            <text:p>23</text:p>
          </table:table-cell>
          <table:table-cell table:formula="of:=SUM([.B10:.D10])" office:value-type="float" office:value="58" calcext:value-type="float">
            <text:p>58</text:p>
          </table:table-cell>
          <table:table-cell table:formula="of:=[.E10]/[.E13]" office:value-type="float" office:value="0.453125" calcext:value-type="float">
            <text:p>0.45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table:formula="of:=[$'2015'.C44]" office:value-type="float" office:value="15" calcext:value-type="float">
            <text:p>15</text:p>
          </table:table-cell>
          <table:table-cell table:formula="of:=[$'2016'.C54]" office:value-type="float" office:value="28" calcext:value-type="float">
            <text:p>28</text:p>
          </table:table-cell>
          <table:table-cell table:formula="of:=[$'2017'.C47]" office:value-type="float" office:value="19" calcext:value-type="float">
            <text:p>19</text:p>
          </table:table-cell>
          <table:table-cell table:formula="of:=SUM([.B11:.D11])" office:value-type="float" office:value="62" calcext:value-type="float">
            <text:p>62</text:p>
          </table:table-cell>
          <table:table-cell table:formula="of:=[.E11]/[.E13]" office:value-type="float" office:value="0.484375" calcext:value-type="float">
            <text:p>0.484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formula="of:=[$'2015'.C45]" office:value-type="float" office:value="3" calcext:value-type="float">
            <text:p>3</text:p>
          </table:table-cell>
          <table:table-cell table:formula="of:=[$'2016'.C55]" office:value-type="float" office:value="5" calcext:value-type="float">
            <text:p>5</text:p>
          </table:table-cell>
          <table:table-cell table:formula="of:=[$'2017'.C48]" office:value-type="float" office:value="0" calcext:value-type="float">
            <text:p>0</text:p>
          </table:table-cell>
          <table:table-cell table:formula="of:=SUM([.B12:.D12])" office:value-type="float" office:value="8" calcext:value-type="float">
            <text:p>8</text:p>
          </table:table-cell>
          <table:table-cell table:formula="of:=[.E12]/[.E13]" office:value-type="float" office:value="0.0625" calcext:value-type="float">
            <text:p>0.063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12])" office:value-type="float" office:value="37" calcext:value-type="float">
            <text:p>37</text:p>
          </table:table-cell>
          <table:table-cell table:formula="of:=SUM([.C10:.C12])" office:value-type="float" office:value="49" calcext:value-type="float">
            <text:p>49</text:p>
          </table:table-cell>
          <table:table-cell table:formula="of:=SUM([.D10:.D12])" office:value-type="float" office:value="42" calcext:value-type="float">
            <text:p>42</text:p>
          </table:table-cell>
          <table:table-cell table:formula="of:=SUM([.E10:.E12])" office:value-type="float" office:value="128" calcext:value-type="float">
            <text:p>128</text:p>
          </table:table-cell>
          <table:table-cell/>
          <table:table-cell table:style-name="ce32" table:formula="of:=([.F10]*[.E10]*[.G10]+[.F11]*[.E11]*[.G11]+[.F12]*[.E12]*[.G12])/[.E13]" office:value-type="float" office:value="0.201416015625" calcext:value-type="float">
            <text:p>0.20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015" table:style-name="ta1">
        <table:table-column table:style-name="co2" table:default-cell-style-name="ce29"/>
        <table:table-column table:style-name="co3" table:default-cell-style-name="ce28"/>
        <table:table-column table:style-name="co4" table:default-cell-style-name="ce28"/>
        <table:table-row table:style-name="ro1">
          <table:table-cell table:style-name="ce28" office:value-type="string" calcext:value-type="string">
            <text:p>Timestamp</text:p>
          </table:table-cell>
          <table:table-cell office:value-type="string" calcext:value-type="string">
            <text:p>AIDA sentences</text:p>
          </table:table-cell>
          <table:table-cell office:value-type="string" calcext:value-type="string">
            <text:p>AIDA sentences compared to classical text summaries</text:p>
          </table:table-cell>
        </table:table-row>
        <table:table-row table:style-name="ro1">
          <table:table-cell office:value-type="date" office:date-value="2015-10-05T15:14:07" calcext:value-type="date">
            <text:p>10/5/2015 15:14:0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05T16:18:33.999999" calcext:value-type="date">
            <text:p>10/5/2015 16:18:3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05T17:15:51" calcext:value-type="date">
            <text:p>10/5/2015 17:15:5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06T21:07:02" calcext:value-type="date">
            <text:p>10/6/2015 21:07:0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08T00:37:53" calcext:value-type="date">
            <text:p>10/8/2015 0:37:53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11T16:23:41" calcext:value-type="date">
            <text:p>10/11/2015 16:23:4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11T18:40:27" calcext:value-type="date">
            <text:p>10/11/2015 18:40:27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12T19:56:39" calcext:value-type="date">
            <text:p>10/12/2015 19:56:3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14T21:43:44" calcext:value-type="date">
            <text:p>10/14/2015 21:43:4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15T16:04:52" calcext:value-type="date">
            <text:p>10/15/2015 16:04:5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18T16:54:03" calcext:value-type="date">
            <text:p>10/18/2015 16:54:03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0T21:55:01" calcext:value-type="date">
            <text:p>10/20/2015 21:55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22T17:11:37" calcext:value-type="date">
            <text:p>10/22/2015 17:11:3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22T17:21:55" calcext:value-type="date">
            <text:p>10/22/2015 17:21:55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2T17:53:28.00001" calcext:value-type="date">
            <text:p>10/22/2015 17:53:2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2T18:35:46" calcext:value-type="date">
            <text:p>10/22/2015 18:35:46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3T03:05:49.999999" calcext:value-type="date">
            <text:p>10/23/2015 3:05:5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3T15:51:38" calcext:value-type="date">
            <text:p>10/23/2015 15:51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23T21:50:22" calcext:value-type="date">
            <text:p>10/23/2015 21:50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5-10-24T04:14:01" calcext:value-type="date">
            <text:p>10/24/2015 4:14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4T09:53:01.000002" calcext:value-type="date">
            <text:p>10/24/2015 9:53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24T10:41:47" calcext:value-type="date">
            <text:p>10/24/2015 10:41:47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5-10-24T17:02:20" calcext:value-type="date">
            <text:p>10/24/2015 17:02:2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5T12:36:40" calcext:value-type="date">
            <text:p>10/25/2015 12:36:4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5T19:12:49" calcext:value-type="date">
            <text:p>10/25/2015 19:12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5T19:58:05" calcext:value-type="date">
            <text:p>10/25/2015 19:58:05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6T00:01:49" calcext:value-type="date">
            <text:p>10/26/2015 0:01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7T11:50:45" calcext:value-type="date">
            <text:p>10/27/2015 11:50:45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5-10-27T14:09:04" calcext:value-type="date">
            <text:p>10/27/2015 14:09:0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7T15:20:51" calcext:value-type="date">
            <text:p>10/27/2015 15:20:5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30" office:value-type="string" calcext:value-type="string">
            <text:p>10/29/2015 6:16:46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30" office:value-type="string" calcext:value-type="string">
            <text:p>10/29/2015 9:30:49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2">
          <table:table-cell table:style-name="ce30" office:value-type="string" calcext:value-type="string">
            <text:p>10/29/2015 11:27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30" office:value-type="string" calcext:value-type="string">
            <text:p>10/30/2015 13:24:47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30" office:value-type="string" calcext:value-type="string">
            <text:p>11/3/2015 11:18:2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30" office:value-type="string" calcext:value-type="string">
            <text:p>11/4/2015 19:49:1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31" office:value-type="date" office:date-value="2015-11-11T11:49:05" calcext:value-type="date">
            <text:p>11/11/2015 11:49:05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25"/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table:formula="of:=COUNTIF([.B2:.B39];&quot;Yes, the AIDA sentences were helpful.&quot;)" office:value-type="float" office:value="29" calcext:value-type="float">
            <text:p>29</text:p>
          </table:table-cell>
          <table:table-cell table:style-name="Default" table:formula="of:=COUNTIF([.C2:.C39];&quot;I found the AIDA sentences to be more useful than classical text summaries.&quot;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~</text:p>
          </table:table-cell>
          <table:table-cell table:style-name="Default" table:formula="of:=COUNTIF([.B2:.B39];&quot;Maybe. I  am not sure whether the AIDA sentences were helpful&quot;)" office:value-type="float" office:value="8" calcext:value-type="float">
            <text:p>8</text:p>
          </table:table-cell>
          <table:table-cell table:style-name="Default" table:formula="of:=COUNTIF([.C2:.C39];&quot;I found the AIDA sentences to be about as useful as classical text summaries.&quot;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Default" table:formula="of:=COUNTIF([.B2:.B39];&quot;No, the AIDA sentences were not helpful.&quot;)" office:value-type="float" office:value="0" calcext:value-type="float">
            <text:p>0</text:p>
          </table:table-cell>
          <table:table-cell table:style-name="Default" table:formula="of:=COUNTIF([.C2:.C39];&quot;I found the AIDA sentences to be less useful than classical text summaries.&quot;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tal:</text:p>
          </table:table-cell>
          <table:table-cell table:style-name="Default" table:formula="of:=SUM([.B43:.B45])" office:value-type="float" office:value="37" calcext:value-type="float">
            <text:p>37</text:p>
          </table:table-cell>
          <table:table-cell table:style-name="Default" table:formula="of:=SUM([.C43:.C45])" office:value-type="float" office:value="37" calcext:value-type="float">
            <text:p>37</text:p>
          </table:table-cell>
        </table:table-row>
        <table:table-row table:style-name="ro1">
          <table:table-cell table:style-name="ce32" office:value-type="string" calcext:value-type="string">
            <text:p>average:</text:p>
          </table:table-cell>
          <table:table-cell table:style-name="ce32" table:formula="of:=(2*[.B43]+[.B44])/[.B47]" office:value-type="float" office:value="1.78378378378378" calcext:value-type="float">
            <text:p>1.78</text:p>
          </table:table-cell>
          <table:table-cell table:style-name="ce32" table:formula="of:=(2*[.C43]+[.C44])/[.C47]" office:value-type="float" office:value="1.43243243243243" calcext:value-type="float">
            <text:p>1.43</text:p>
          </table:table-cell>
        </table:table-row>
      </table:table>
      <table:table table:name="2016" table:style-name="ta1">
        <table:table-column table:style-name="co5" table:default-cell-style-name="ce34"/>
        <table:table-column table:style-name="co6" table:default-cell-style-name="ce37"/>
        <table:table-column table:style-name="co4" table:default-cell-style-name="ce37"/>
        <table:table-row table:style-name="ro1">
          <table:table-cell table:style-name="ce33" office:value-type="string" calcext:value-type="string">
            <text:p>Timestamp</text:p>
          </table:table-cell>
          <table:table-cell table:style-name="ce33" office:value-type="string" calcext:value-type="string">
            <text:p>AIDA sentences</text:p>
          </table:table-cell>
          <table:table-cell table:style-name="ce33" office:value-type="string" calcext:value-type="string">
            <text:p>AIDA sentences compared to classical text summaries</text:p>
          </table:table-cell>
        </table:table-row>
        <table:table-row table:style-name="ro1">
          <table:table-cell office:value-type="date" office:date-value="2016-10-13T15:19:38" calcext:value-type="date">
            <text:p>10/13/2016 15:19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3T18:40:22" calcext:value-type="date">
            <text:p>10/13/2016 18:40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5T10:10:44" calcext:value-type="date">
            <text:p>10/15/2016 10:10:44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5T10:37:28" calcext:value-type="date">
            <text:p>10/15/2016 10:37:2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5T10:40:46" calcext:value-type="date">
            <text:p>10/15/2016 10:40:46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7T15:50:21" calcext:value-type="date">
            <text:p>10/17/2016 15:50:2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7T22:19:08" calcext:value-type="date">
            <text:p>10/17/2016 22:19:0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1T12:14:22" calcext:value-type="date">
            <text:p>10/21/2016 12:14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1T12:25:38" calcext:value-type="date">
            <text:p>10/21/2016 12:25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2T12:04:19" calcext:value-type="date">
            <text:p>10/22/2016 12:04:19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2T18:08:19" calcext:value-type="date">
            <text:p>10/22/2016 18:08:19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3T14:57:49" calcext:value-type="date">
            <text:p>10/23/2016 14:57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3T16:40:46" calcext:value-type="date">
            <text:p>10/23/2016 16:40:46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6-10-23T17:55:25" calcext:value-type="date">
            <text:p>10/23/2016 17:55:25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5T15:21:11" calcext:value-type="date">
            <text:p>10/25/2016 15:21:1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6-10-25T20:34:32" calcext:value-type="date">
            <text:p>10/25/2016 20:34:3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6T14:18:32" calcext:value-type="date">
            <text:p>10/26/2016 14:18:32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7T09:23:36" calcext:value-type="date">
            <text:p>10/27/2016 9:23:36</text:p>
          </table:table-cell>
          <table:table-cell office:value-type="string" calcext:value-type="string">
            <text:p>No, the AIDA sentences were not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6-10-27T09:53:00" calcext:value-type="date">
            <text:p>10/27/2016 9:53:0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7T18:49:37" calcext:value-type="date">
            <text:p>10/27/2016 18:49:37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7T18:59:25" calcext:value-type="date">
            <text:p>10/27/2016 18:59:25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9T15:15:43" calcext:value-type="date">
            <text:p>10/29/2016 15:15:4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30T21:54:54" calcext:value-type="date">
            <text:p>10/30/2016 21:54:5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30T22:26:15" calcext:value-type="date">
            <text:p>10/30/2016 22:26:15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1T13:42:01" calcext:value-type="date">
            <text:p>11/1/2016 13:42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1-03T05:46:50" calcext:value-type="date">
            <text:p>11/3/2016 5:46:5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1-06T11:49:19" calcext:value-type="date">
            <text:p>11/6/2016 11:49:1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7T12:24:32" calcext:value-type="date">
            <text:p>11/7/2016 12:24:3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1-09T17:24:17.000003" calcext:value-type="date">
            <text:p>11/9/2016 17:24:1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9T17:43:15" calcext:value-type="date">
            <text:p>11/9/2016 17:43:15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9T20:54:27" calcext:value-type="date">
            <text:p>11/9/2016 20:54:27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9T21:53:51" calcext:value-type="date">
            <text:p>11/9/2016 21:53:51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6-11-10T13:00:30.999999" calcext:value-type="date">
            <text:p>11/10/2016 13:00:3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10T13:00:49" calcext:value-type="date">
            <text:p>11/10/2016 13:00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10T15:26:00" calcext:value-type="date">
            <text:p>11/10/2016 15:26:0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09:55:43" calcext:value-type="date">
            <text:p>11/11/16 09:55 AM</text:p>
          </table:table-cell>
          <table:table-cell table:style-name="ce33" office:value-type="string" calcext:value-type="string">
            <text:p>Maybe. I <text:s/>am not sure whether the AIDA sentences were helpful.</text:p>
          </table:table-cell>
          <table:table-cell table:style-name="ce33"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35" office:value-type="date" office:date-value="2016-11-11T09:57:44" calcext:value-type="date">
            <text:p>11/11/16 09:57 A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0:06:40" calcext:value-type="date">
            <text:p>11/11/16 10:06 A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0:08:28" calcext:value-type="date">
            <text:p>11/11/16 10:08 AM</text:p>
          </table:table-cell>
          <table:table-cell table:style-name="ce33" office:value-type="string" calcext:value-type="string">
            <text:p>Maybe. I <text:s/>am not sure whether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0:13:15" calcext:value-type="date">
            <text:p>11/11/16 10:13 A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0:38:00" calcext:value-type="date">
            <text:p>11/11/16 10:38 A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1:08:29" calcext:value-type="date">
            <text:p>11/11/16 11:08 A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3:39:36" calcext:value-type="date">
            <text:p>11/11/16 01:39 PM</text:p>
          </table:table-cell>
          <table:table-cell table:style-name="ce33" office:value-type="string" calcext:value-type="string">
            <text:p>Maybe. I <text:s/>am not sure whether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7:08:34" calcext:value-type="date">
            <text:p>11/11/16 05:08 P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8:49:07" calcext:value-type="date">
            <text:p>11/11/16 06:49 P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35" office:value-type="date" office:date-value="2016-11-12T09:34:38.999999" calcext:value-type="date">
            <text:p>11/12/16 09:34 AM</text:p>
          </table:table-cell>
          <table:table-cell table:style-name="ce33" office:value-type="string" calcext:value-type="string">
            <text:p>Maybe. I <text:s/>am not sure whether the AIDA sentences were helpful.</text:p>
          </table:table-cell>
          <table:table-cell table:style-name="ce33"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table:style-name="ce35" office:value-type="date" office:date-value="2016-11-13T15:17:23" calcext:value-type="date">
            <text:p>11/13/16 03:17 P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35" office:value-type="date" office:date-value="2016-11-14T15:15:16" calcext:value-type="date">
            <text:p>11/14/16 03:15 PM</text:p>
          </table:table-cell>
          <table:table-cell table:style-name="ce33" office:value-type="string" calcext:value-type="string">
            <text:p>Maybe. I <text:s/>am not sure whether the AIDA sentences were helpful.</text:p>
          </table:table-cell>
          <table:table-cell table:style-name="ce33"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36" office:value-type="date" office:date-value="2016-11-16T02:18:29" calcext:value-type="date">
            <text:p>11/16/16 02:18 AM</text:p>
          </table:table-cell>
          <table:table-cell table:style-name="Default" office:value-type="string" calcext:value-type="string">
            <text:p>Maybe. I <text:s/>am not sure whether the AIDA sentences were helpful.</text:p>
          </table:table-cell>
          <table:table-cell table:style-name="Default" office:value-type="string" calcext:value-type="string">
            <text:p>I found the AIDA sentences to be more useful than classical text summaries.</text:p>
          </table:table-cell>
        </table:table-row>
        <table:table-row table:style-name="ro1" table:number-rows-repeated="2">
          <table:table-cell table:style-name="ce33" table:number-columns-repeated="3"/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table:formula="of:=COUNTIF([.B2:.B51];&quot;Yes, the AIDA sentences were helpful.&quot;)" office:value-type="float" office:value="31" calcext:value-type="float">
            <text:p>31</text:p>
          </table:table-cell>
          <table:table-cell table:style-name="ce33" table:formula="of:=COUNTIF([.C2:.C51];&quot;I found the AIDA sentences to be more useful than classical text summaries.&quot;)"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string" calcext:value-type="string">
            <text:p>~</text:p>
          </table:table-cell>
          <table:table-cell table:style-name="Default" table:formula="of:=COUNTIF([.B2:.B51];&quot;Maybe. I  am not sure whether the AIDA sentences were helpful.&quot;)" office:value-type="float" office:value="17" calcext:value-type="float">
            <text:p>17</text:p>
          </table:table-cell>
          <table:table-cell table:style-name="ce33" table:formula="of:=COUNTIF([.C2:.C51];&quot;I found the AIDA sentences to be about as useful as classical text summaries.&quot;)" office:value-type="float" office:value="28" calcext:value-type="float">
            <text:p>28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Default" table:formula="of:=COUNTIF([.B2:.B51];&quot;No, the AIDA sentences were not helpful.&quot;)" office:value-type="float" office:value="1" calcext:value-type="float">
            <text:p>1</text:p>
          </table:table-cell>
          <table:table-cell table:style-name="ce33" table:formula="of:=COUNTIF([.C2:.C51];&quot;I found the AIDA sentences to be less useful than classical text summaries.&quot;)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2"/>
          <table:table-cell table:style-name="ce33"/>
        </table:table-row>
        <table:table-row table:style-name="ro1">
          <table:table-cell table:style-name="Default" office:value-type="string" calcext:value-type="string">
            <text:p>total:</text:p>
          </table:table-cell>
          <table:table-cell table:style-name="Default" table:formula="of:=SUM([.B53:.B55])" office:value-type="float" office:value="49" calcext:value-type="float">
            <text:p>49</text:p>
          </table:table-cell>
          <table:table-cell table:style-name="Default" table:formula="of:=SUM([.C53:.C55])" office:value-type="float" office:value="49" calcext:value-type="float">
            <text:p>49</text:p>
          </table:table-cell>
        </table:table-row>
        <table:table-row table:style-name="ro1">
          <table:table-cell table:style-name="ce32" office:value-type="string" calcext:value-type="string">
            <text:p>average:</text:p>
          </table:table-cell>
          <table:table-cell table:style-name="ce32" table:formula="of:=(2*[.B53]+[.B54])/[.B57]" office:value-type="float" office:value="1.61224489795918" calcext:value-type="float">
            <text:p>1.61</text:p>
          </table:table-cell>
          <table:table-cell table:style-name="ce32" table:formula="of:=(2*[.C53]+[.C54])/[.C57]" office:value-type="float" office:value="1.22448979591837" calcext:value-type="float">
            <text:p>1.22</text:p>
          </table:table-cell>
        </table:table-row>
      </table:table>
      <table:table table:name="2017" table:style-name="ta1">
        <table:table-column table:style-name="co5" table:default-cell-style-name="ce34"/>
        <table:table-column table:style-name="co6" table:default-cell-style-name="ce37"/>
        <table:table-column table:style-name="co4" table:default-cell-style-name="ce37"/>
        <table:table-row table:style-name="ro1">
          <table:table-cell table:style-name="ce33" office:value-type="string" calcext:value-type="string">
            <text:p>Timestamp</text:p>
          </table:table-cell>
          <table:table-cell table:style-name="ce33" office:value-type="string" calcext:value-type="string">
            <text:p>AIDA sentences</text:p>
          </table:table-cell>
          <table:table-cell table:style-name="ce33" office:value-type="string" calcext:value-type="string">
            <text:p>AIDA sentences compared to classical text summaries</text:p>
          </table:table-cell>
        </table:table-row>
        <table:table-row table:style-name="ro1">
          <table:table-cell office:value-type="date" office:date-value="2017-10-17T17:37:09.696" calcext:value-type="date">
            <text:p>10/17/2017 17:37:10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0:32:57.483" calcext:value-type="date">
            <text:p>10/19/2017 10:32:5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03:47.975" calcext:value-type="date">
            <text:p>10/19/2017 12:03:48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03:53.409" calcext:value-type="date">
            <text:p>10/19/2017 12:03:5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04:44.104001" calcext:value-type="date">
            <text:p>10/19/2017 12:04:4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05:06.289" calcext:value-type="date">
            <text:p>10/19/2017 12:05:06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06:57.811" calcext:value-type="date">
            <text:p>10/19/2017 12:06:5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08:01.165" calcext:value-type="date">
            <text:p>10/19/2017 12:08:01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10:12.054" calcext:value-type="date">
            <text:p>10/19/2017 12:10:1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13:18.333" calcext:value-type="date">
            <text:p>10/19/2017 12:13:1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13:38.236" calcext:value-type="date">
            <text:p>10/19/2017 12:13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14:25.26" calcext:value-type="date">
            <text:p>10/19/2017 12:14:25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14:28.713001" calcext:value-type="date">
            <text:p>10/19/2017 12:14:2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14:57.499001" calcext:value-type="date">
            <text:p>10/19/2017 12:14:5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15:00.096" calcext:value-type="date">
            <text:p>10/19/2017 12:15:0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22:13.854" calcext:value-type="date">
            <text:p>10/19/2017 12:22:1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22:14.996" calcext:value-type="date">
            <text:p>10/19/2017 12:22:15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4:56:42.767" calcext:value-type="date">
            <text:p>10/19/2017 14:56:4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0T09:12:50.889" calcext:value-type="date">
            <text:p>10/20/2017 9:12:51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20T09:47:42.068" calcext:value-type="date">
            <text:p>10/20/2017 9:47:42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0T11:47:22.098" calcext:value-type="date">
            <text:p>10/20/2017 11:47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0T16:27:09.056" calcext:value-type="date">
            <text:p>10/20/2017 16:27:09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3T09:00:24.312" calcext:value-type="date">
            <text:p>10/23/2017 9:00:2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5T11:40:22.908001" calcext:value-type="date">
            <text:p>10/25/2017 11:40:23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6T15:48:29.304" calcext:value-type="date">
            <text:p>10/26/2017 15:48:2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8T10:58:48.696" calcext:value-type="date">
            <text:p>10/28/2017 10:58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8T22:23:28.017" calcext:value-type="date">
            <text:p>10/28/2017 22:23:2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9T17:16:12.489" calcext:value-type="date">
            <text:p>10/29/2017 17:16:12</text:p>
          </table:table-cell>
          <table:table-cell office:value-type="string" calcext:value-type="string">
            <text:p>No, the AIDA sentences were not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30T18:22:21.97" calcext:value-type="date">
            <text:p>10/30/2017 18:22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31T15:51:09.07" calcext:value-type="date">
            <text:p>10/31/2017 15:51:09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1T16:12:28.228" calcext:value-type="date">
            <text:p>11/1/2017 16:12:2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1T18:29:58.055" calcext:value-type="date">
            <text:p>11/1/2017 18:29:5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1T20:17:21.568" calcext:value-type="date">
            <text:p>11/1/2017 20:17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1T20:58:10.023" calcext:value-type="date">
            <text:p>11/1/2017 20:58:1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1T22:46:23.428" calcext:value-type="date">
            <text:p>11/1/2017 22:46:2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2T12:34:28.651" calcext:value-type="date">
            <text:p>11/2/2017 12:34:2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2T13:41:07.392" calcext:value-type="date">
            <text:p>11/2/2017 13:41:07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2T17:16:03.014" calcext:value-type="date">
            <text:p>11/2/2017 17:16:0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2T20:24:37.577" calcext:value-type="date">
            <text:p>11/2/2017 20:24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3T09:13:33.356" calcext:value-type="date">
            <text:p>11/3/2017 9:13:3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3T14:00:57.014" calcext:value-type="date">
            <text:p>11/3/2017 14:00:57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3T22:26:28.557" calcext:value-type="date">
            <text:p>11/3/2017 22:26:2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 table:number-rows-repeated="2">
          <table:table-cell table:style-name="ce33" table:number-columns-repeated="3"/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table:formula="of:=COUNTIF([.B2:.B44];&quot;Yes, the AIDA sentences were helpful.&quot;)" office:value-type="float" office:value="30" calcext:value-type="float">
            <text:p>30</text:p>
          </table:table-cell>
          <table:table-cell table:style-name="ce33" table:formula="of:=COUNTIF([.C2:.C44];&quot;I found the AIDA sentences to be more useful than classical text summaries.&quot;)" office:value-type="float" office:value="23" calcext:value-type="float">
            <text:p>23</text:p>
          </table:table-cell>
        </table:table-row>
        <table:table-row table:style-name="ro1">
          <table:table-cell table:style-name="Default" office:value-type="string" calcext:value-type="string">
            <text:p>~</text:p>
          </table:table-cell>
          <table:table-cell table:style-name="Default" table:formula="of:=COUNTIF([.B2:.B44];&quot;Maybe. I  am not sure whether the AIDA sentences were helpful.&quot;)" office:value-type="float" office:value="11" calcext:value-type="float">
            <text:p>11</text:p>
          </table:table-cell>
          <table:table-cell table:style-name="ce33" table:formula="of:=COUNTIF([.C2:.C44];&quot;I found the AIDA sentences to be about as useful as classical text summaries.&quot;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Default" table:formula="of:=COUNTIF([.B2:.B44];&quot;No, the AIDA sentences were not helpful.&quot;)" office:value-type="float" office:value="1" calcext:value-type="float">
            <text:p>1</text:p>
          </table:table-cell>
          <table:table-cell table:style-name="ce33" table:formula="of:=COUNTIF([.C2:.C44];&quot;I found the AIDA sentences to be less useful than classical text summaries.&quot;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ce33"/>
        </table:table-row>
        <table:table-row table:style-name="ro1">
          <table:table-cell table:style-name="Default" office:value-type="string" calcext:value-type="string">
            <text:p>total:</text:p>
          </table:table-cell>
          <table:table-cell table:style-name="Default" table:formula="of:=SUM([.B46:.B48])" office:value-type="float" office:value="42" calcext:value-type="float">
            <text:p>42</text:p>
          </table:table-cell>
          <table:table-cell table:style-name="Default" table:formula="of:=SUM([.C46:.C48])" office:value-type="float" office:value="42" calcext:value-type="float">
            <text:p>42</text:p>
          </table:table-cell>
        </table:table-row>
        <table:table-row table:style-name="ro1">
          <table:table-cell table:style-name="ce32" office:value-type="string" calcext:value-type="string">
            <text:p>average:</text:p>
          </table:table-cell>
          <table:table-cell table:style-name="ce32" table:formula="of:=(2*[.B46]+[.B47])/[.B50]" office:value-type="float" office:value="1.69047619047619" calcext:value-type="float">
            <text:p>1.69</text:p>
          </table:table-cell>
          <table:table-cell table:style-name="ce32" table:formula="of:=(2*[.C46]+[.C47])/[.C50]" office:value-type="float" office:value="1.54761904761905" calcext:value-type="float">
            <text:p>1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0">
      <number:minutes number:style="long"/>
      <number:text>:</number:text>
      <number:seconds number:style="long"/>
      <number:text>.</number:text>
    </number:time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15:01:22.204355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Kuhn</meta:initial-creator>
    <meta:creation-date>2018-04-18T07:49:13.866807217</meta:creation-date>
    <dc:date>2018-04-18T15:04:23.855653267</dc:date>
    <dc:creator>Tobias Kuhn</dc:creator>
    <meta:editing-duration>PT14M55S</meta:editing-duration>
    <meta:editing-cycles>4</meta:editing-cycles>
    <meta:generator>LibreOffice/5.4.6.2$Linux_X86_64 LibreOffice_project/40m0$Build-2</meta:generator>
    <meta:document-statistic meta:table-count="4" meta:cell-count="505" meta:object-count="0"/>
  </office:meta>
</office:document-meta>
</file>